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1F100000201EC3910F406147751.png" manifest:media-type="image/png"/>
  <manifest:file-entry manifest:full-path="Pictures/100000000000002000000020839EBFB02D09F2D6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erif" svg:font-family="'Noto Serif'" style:font-family-generic="roman" style:font-pitch="variable"/>
    <style:font-face style:name="Noto Serif CJK JP" svg:font-family="'Noto Serif CJK JP'" style:font-adornments="標準" style:font-family-generic="roman" style:font-pitch="variable"/>
    <style:font-face style:name="Noto Serif1" svg:font-family="'Noto Serif'" style:font-adornments="標準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972cm"/>
      <style:paragraph-properties style:writing-mode="lr-tb"/>
    </style:style>
    <style:style style:name="gr2" style:family="graphic">
      <style:graphic-properties style:writing-mode="lr-tb"/>
    </style:style>
    <style:style style:name="gr3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6.503cm" fo:min-width="7.209cm"/>
    </style:style>
    <style:style style:name="gr4" style:family="graphic" style:parent-style-name="standard">
      <style:graphic-properties svg:stroke-color="#000080" draw:fill="solid" draw:fill-color="#000080" draw:textarea-horizontal-align="justify" draw:textarea-vertical-align="middle" draw:auto-grow-height="false" fo:min-height="4.747cm" fo:min-width="8.13cm"/>
    </style:style>
    <style:style style:name="gr5" style:family="graphic" style:parent-style-name="standard">
      <style:graphic-properties svg:stroke-color="#000080" draw:fill="solid" draw:fill-color="#000080" draw:textarea-horizontal-align="justify" draw:textarea-vertical-align="middle" draw:auto-grow-height="false" fo:min-height="4.721cm" fo:min-width="8.149cm"/>
    </style:style>
    <style:style style:name="gr6" style:family="graphic" style:parent-style-name="Object_20_with_20_no_20_fill_20_and_20_no_20_line">
      <style:graphic-properties draw:stroke="none" draw:stroke-dash="Dash_20_Dot_20_4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bitmap" draw:fill-color="#ffffff" draw:secondary-fill-color="#729fcf" draw:fill-gradient-name="Gradient_20_274" draw:gradient-step-count="0" draw:fill-hatch-name="Red_20_90_20_Degrees_20_Crossed_20_1" draw:fill-hatch-solid="false" loext:fill-use-slide-background="false" draw:fill-image-name="Bitmap_20_2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7" style:family="graphic" style:parent-style-name="Object_20_with_20_no_20_fill_20_and_20_no_20_line">
      <style:graphic-properties draw:stroke="none" draw:fill="bitmap" draw:fill-image-name="Bitmap_20_2" draw:opacity="100%" style:repeat="stretch" draw:shadow-opacity="100%" dr3d:depth="1.023cm" dr3d:close-front="true" dr3d:close-back="true" dr3d:texture-generation-mode-x="parallel" dr3d:texture-generation-mode-y="parallel"/>
    </style:style>
    <style:style style:name="gr8" style:family="graphic">
      <style:graphic-properties draw:stroke="solid" svg:stroke-width="0.026cm" svg:stroke-color="#000000" draw:marker-start="" draw:marker-start-width="0.31cm" draw:marker-start-center="false" draw:marker-end="" draw:marker-end-width="0.31cm" draw:marker-end-center="false" draw:stroke-linejoin="round" svg:stroke-linecap="round" draw:fill="solid" draw:fill-color="#ffffff" draw:textarea-horizontal-align="center" draw:textarea-vertical-align="middle" draw:auto-grow-height="false" draw:fit-to-size="false" style:shrink-to-fit="false" fo:min-height="6.208cm" fo:min-width="14.511cm" fo:padding-top="0.131cm" fo:padding-bottom="0.131cm" fo:padding-left="0.25cm" fo:padding-right="0.25cm" fo:wrap-option="wrap" draw:shadow="visible" draw:shadow-offset-x="-0.141cm" draw:shadow-offset-y="0.141cm" draw:shadow-color="#b2b2b2" draw:shadow-opacity="100%" style:writing-mode="lr-tb"/>
      <style:paragraph-properties style:writing-mode="lr-tb"/>
    </style:style>
    <style:style style:name="gr9" style:family="graphic" style:parent-style-name="objectwithoutfill">
      <style:graphic-properties svg:stroke-width="0.102cm" svg:stroke-color="#000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solid" draw:fill-color="#b2b2b2"/>
      <style:paragraph-properties fo:text-align="center"/>
    </style:style>
    <style:style style:name="P3" style:family="paragraph">
      <loext:graphic-properties draw:fill="solid" draw:fill-color="#000080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erif1" fo:font-size="24pt" fo:font-style="normal" fo:text-shadow="none" style:text-underline-style="none" fo:font-weight="normal" style:letter-kerning="true" style:font-name-asian="Noto Serif CJK JP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Noto Serif1" fo:font-size="24pt" fo:font-style="normal" fo:text-shadow="none" style:text-underline-style="none" fo:font-weight="normal" style:letter-kerning="true" style:font-name-asian="Noto Serif CJK JP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erif1" fo:font-size="24pt" fo:font-style="normal" fo:text-shadow="none" style:text-underline-style="none" fo:font-weight="normal" style:letter-kerning="true" style:font-name-asian="Noto Serif CJK JP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525cm" svg:height="2.222cm" svg:x="4.88cm" svg:y="-1.45cm">
          <draw:text-box>
            <text:p/>
          </draw:text-box>
        </draw:frame>
        <draw:g draw:style-name="gr2">
          <draw:g draw:style-name="gr2">
            <draw:g draw:style-name="gr2">
              <draw:custom-shape draw:style-name="gr3" draw:text-style-name="P2" draw:layer="layout" svg:width="7.709cm" svg:height="6.753cm" draw:transform="skewX (0.81576689238215) rotate (-0.418180888777841) translate (8.983cm 0.194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" draw:text-style-name="P3" draw:layer="layout" svg:width="8.63cm" svg:height="4.997cm" draw:transform="skewX (-0.317300858012569) rotate (-0.317649923862968) translate (-0.277cm 3.247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" draw:text-style-name="P3" draw:layer="layout" svg:width="8.649cm" svg:height="4.971cm" draw:transform="skewX (-0.324282175020547) rotate (-0.334405084682114) translate (7.909cm 3.124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</draw:g>
            <dr3d:scene draw:style-name="gr6" svg:width="5.35cm" svg:height="4.312cm" svg:x="5.397cm" svg:y="1.195cm" dr3d:transform="matrix (0.99699394222996 -0.0190632119361253 0.0750977570067359 0.06418852925097 0.746057638767239 -0.662780380178572 -0.0433925324147116 0.665608438639214 0.745038585942305 -8.18954730891792cm 1.97690881648075cm -2.88633355718907cm)" dr3d:vrp="(0 0 13423)" dr3d:vpn="(0 0 12400)" dr3d:projection="perspective" dr3d:distance="1.023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7" draw:layer="layout" svg:viewBox="6256 -5046 4339 4338" svg:d="M6256-5046l122 4338h4217l-122-4338z"/>
            </dr3d:scene>
            <draw:custom-shape draw:name="Newspaper" draw:style-name="gr8" draw:text-style-name="P5" draw:layer="layout" svg:width="15.011cm" svg:height="6.469cm" draw:transform="skewX (0.0284488668075076) translate (0.59cm 3.957cm)">
              <text:p text:style-name="P4"><text:span text:style-name="T1">GAME DAY GRILL</text:span></text:p>
              <draw:enhanced-geometry svg:viewBox="0 0 21600 21600" draw:mirror-horizontal="false" draw:mirror-vertical="false" draw:extrusion="false" draw:extrusion-rotation-angle="25 0" dr3d:projection="parallel" draw:extrusion-first-light-direction="(-50000 0 10000)" draw:extrusion-second-light-direction="(50000 0 10000)" dr3d:shade-mode="flat" draw:extrusion-metal="false" draw:extrusion-diffusion="0%" loext:extrusion-specularity-loext="122%" draw:extrusion-specularity="100%" draw:extrusion-skew="50 -135" draw:text-areas="0 0 21600 21600" draw:text-path="true" draw:text-path-mode="shape" draw:text-path-scale="path" draw:text-path-same-letter-heights="false" draw:type="fontwork-chevron-down" draw:modifiers="12224.2595204513" draw:enhanced-path="M 0 0 L 10800 ?f1 21600 0 N M 0 ?f0 L 10800 21600 21600 ?f0 N">
                <draw:equation draw:name="f0" draw:formula="$0 "/>
                <draw:equation draw:name="f1" draw:formula="21600-$0 "/>
                <draw:handle draw:handle-position="left $0" draw:handle-range-y-minimum="10800" draw:handle-range-y-maximum="21600"/>
              </draw:enhanced-geometry>
            </draw:custom-shape>
            <draw:path draw:style-name="gr9" draw:text-style-name="P6" draw:layer="layout" svg:width="15.921cm" svg:height="5.444cm" draw:transform="skewX (-0.000349065850398824) rotate (-0.309795942228994) translate (1.3457820652601cm -1.89289742543138cm)" svg:viewBox="0 0 15922 5445" svg:d="M0 5443c658 4 8658-1 8658-1 314-100 0 0 7264-5442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erif" svg:font-family="'Noto Serif'" style:font-family-generic="roman" style:font-pitch="variable"/>
    <style:font-face style:name="Noto Serif CJK JP" svg:font-family="'Noto Serif CJK JP'" style:font-adornments="標準" style:font-family-generic="roman" style:font-pitch="variable"/>
    <style:font-face style:name="Noto Serif1" svg:font-family="'Noto Serif'" style:font-adornments="標準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73" draw:display-name="Gradient 273" draw:style="linear" draw:start-color="#00a933" draw:end-color="#2a6099" draw:start-intensity="100%" draw:end-intensity="100%" draw:angle="0deg" draw:border="0%"/>
    <draw:gradient draw:name="Gradient_20_274" draw:display-name="Gradient 274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fill-image draw:name="Bitmap_20_2" draw:display-name="Bitmap 2" xlink:href="Pictures/10000001000001F100000201EC3910F406147751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draw:fill-color="#ffffff" draw:fill-gradient-name="Gradient_20_274" draw:fill-hatch-name="Red_20_90_20_Degrees_20_Crossed_20_1" draw:fill-image-name="Bitmap_20_1" draw:opacity="50%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.773cm" fo:page-height="11.20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Ryan Posey</meta:initial-creator>
    <meta:creation-date>2023-11-11T16:04:08.048000000</meta:creation-date>
    <dc:date>2023-11-11T17:44:53.411000000</dc:date>
    <dc:creator>Ryan Posey</dc:creator>
    <meta:editing-duration>PT1H40M45S</meta:editing-duration>
    <meta:editing-cycles>4</meta:editing-cycles>
    <meta:generator>LibreOffice/7.5.4.2$Windows_X86_64 LibreOffice_project/36ccfdc35048b057fd9854c757a8b67ec53977b6</meta:generator>
    <meta:document-statistic meta:object-count="11"/>
  </office:meta>
</office:document-meta>
</file>